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5.2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1.75cm" svg:x="2.75cm" svg:y="4.5cm">
          <text:p text:style-name="P1">Humidity Sen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75cm" svg:x="8.25cm" svg:y="4.5cm">
          <text:p text:style-name="P1">Temp<text:line-break/>Sen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75cm" svg:x="13.5cm" svg:y="4.5cm">
          <text:p text:style-name="P1">Weight 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1.5cm" svg:x="8.25cm" svg:y="7.75cm">
          <text:p text:style-name="P1">Lora Transmit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.75cm" svg:x="7.5cm" svg:y="13.75cm">
          <text:p text:style-name="P1">Lora to Internet Rou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cm" svg:height="2cm" svg:x="6.75cm" svg:y="18.75cm">
          <text:p text:style-name="P1">Internet System &amp; Databa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5cm" svg:height="1.75cm" svg:x="7.5cm" svg:y="23.25cm">
          <text:p text:style-name="P1">User Interfac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cm" svg:y1="6.25cm" svg:x2="10.5cm" svg:y2="7.5cm">
          <text:p/>
        </draw:line>
        <draw:line draw:style-name="gr6" draw:text-style-name="P2" draw:layer="layout" svg:x1="10.5cm" svg:y1="6.5cm" svg:x2="10.5cm" svg:y2="7.5cm">
          <text:p/>
        </draw:line>
        <draw:line draw:style-name="gr6" draw:text-style-name="P2" draw:layer="layout" svg:x1="10.75cm" svg:y1="7.5cm" svg:x2="15.75cm" svg:y2="6.5cm">
          <text:p/>
        </draw:line>
        <draw:line draw:style-name="gr6" draw:text-style-name="P2" draw:layer="layout" svg:x1="10.5cm" svg:y1="9.5cm" svg:x2="10.5cm" svg:y2="13.5cm">
          <text:p/>
        </draw:line>
        <draw:line draw:style-name="gr6" draw:text-style-name="P2" draw:layer="layout" svg:x1="10.5cm" svg:y1="16.75cm" svg:x2="10.5cm" svg:y2="18.5cm">
          <text:p/>
        </draw:line>
        <draw:line draw:style-name="gr6" draw:text-style-name="P2" draw:layer="layout" svg:x1="10.5cm" svg:y1="21cm" svg:x2="10.5cm" svg:y2="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2:08:02.480567728</meta:creation-date>
    <dc:date>2023-04-30T12:12:07.202498507</dc:date>
    <meta:editing-duration>PT4M6S</meta:editing-duration>
    <meta:editing-cycles>1</meta:editing-cycles>
    <meta:generator>LibreOffice/7.3.7.2$Linux_X86_64 LibreOffice_project/30$Build-2</meta:generator>
    <meta:document-statistic meta:object-count="13"/>
  </office:meta>
</office:document-meta>
</file>